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22-12-14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8672" calcext:value-type="float">
            <text:p>67.09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21-03-11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4824" calcext:value-type="float">
            <text:p>49.2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20-12-18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20-09-10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0128" calcext:value-type="float">
            <text:p>64.27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19-12-18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5856" calcext:value-type="float">
            <text:p>51.4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19-09-26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19-03-19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18-12-06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0568" calcext:value-type="float">
            <text:p>52.5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18-09-18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62" calcext:value-type="float">
            <text:p>49.6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18-03-08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17-12-19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3224" calcext:value-type="float">
            <text:p>47.8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17-06-28 0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17-03-14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976" calcext:value-type="float">
            <text:p>43.6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16-12-01 2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0464" calcext:value-type="float">
            <text:p>48.6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16-03-03 0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15-12-08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15-03-04 22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14-12-23 0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14-03-05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13-12-11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13-06-20 0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13-03-07 0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12-12-03 2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12-03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11-12-14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11-06-01 2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11-03-02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10-12-08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10-09-22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10-03-03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9-12-02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9-03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9-01-12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8-03-26 2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7-12-19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7-09-19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7-06-06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7-03-21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6-12-06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2416" calcext:value-type="float">
            <text:p>35.33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6-09-27 2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6-06-07 2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6-03-01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5-12-14 2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5-09-29 0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4-12-01 2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4-06-02 2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4-03-03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3-12-03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3-09-24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3-06-04 2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3-03-12 22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2-12-04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9704" calcext:value-type="float">
            <text:p>34.96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2-09-18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2-03-14 0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1-12-05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1-09-19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1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1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0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0-09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0-06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2000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9-12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9-09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9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8-1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8-09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8-06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8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7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7-09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7-06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7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6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6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6-06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6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5-1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2584" calcext:value-type="float">
            <text:p>35.15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5-09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5-06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5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4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4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4-06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4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3-1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3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3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3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2-1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2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2-06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2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1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1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1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1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1-01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0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0-06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90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89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3608" calcext:value-type="float">
            <text:p>34.96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89-09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88-07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87-09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87-02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86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86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85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85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84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84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83-02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82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81-1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81-0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80-0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79-08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78-1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78-03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77-1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77-09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76-1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76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76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75-12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75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74-09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74-06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73-09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73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72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72-06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72-03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71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71-08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71-06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71-02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70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70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70-06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69-12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69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69-06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69-02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68-12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68-09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68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67-11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67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66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66-06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66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65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65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65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64</text:p>
          </table:table-cell>
          <table:table-cell office:value-type="string" calcext:value-type="string">
            <text:p>1964-06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26" meta:object-count="0"/>
    <meta:user-defined meta:name="AppVersion">3.0</meta:user-defined>
  </office:meta>
</office:document-meta>
</file>